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14pt" fo:font-weight="bold" officeooo:rsid="00002df9" officeooo:paragraph-rsid="00002df9"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002df9" officeooo:paragraph-rsid="00002df9"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2pt" fo:font-weight="normal" officeooo:rsid="00002df9" officeooo:paragraph-rsid="00002df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014927" officeooo:paragraph-rsid="000149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014927" officeooo:paragraph-rsid="001036a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05b874" officeooo:paragraph-rsid="0005b87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06c072" officeooo:paragraph-rsid="0006c07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08e8aa" officeooo:paragraph-rsid="0008e8a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0b4737" officeooo:paragraph-rsid="000b473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0c11e5" officeooo:paragraph-rsid="000c11e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0e04ac" officeooo:paragraph-rsid="000e04a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1a15ff" officeooo:paragraph-rsid="001a15f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036aa" officeooo:paragraph-rsid="001036a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044b1" officeooo:paragraph-rsid="001044b1"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1672e" officeooo:paragraph-rsid="0011672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163f87" officeooo:paragraph-rsid="00163f87"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Times New Roman" fo:font-size="12pt" fo:font-weight="normal" officeooo:rsid="00014927" officeooo:paragraph-rsid="00014927" style:font-size-asian="10.5pt" style:font-weight-asian="normal" style:font-size-complex="12pt" style:font-weight-complex="normal"/>
    </style:style>
    <style:style style:name="P21" style:family="paragraph" style:parent-style-name="Standard" style:master-page-name="">
      <loext:graphic-properties draw:fill="none"/>
      <style:paragraph-properties fo:margin-left="0.25in" fo:margin-right="0in" fo:text-align="justify" style:justify-single-word="false" fo:text-indent="0in" style:auto-text-indent="false" style:page-number="auto" fo:background-color="transparent"/>
      <style:text-properties style:font-name="Times New Roman" fo:font-size="12pt" fo:font-weight="normal" officeooo:rsid="000c11e5" officeooo:paragraph-rsid="000c11e5" style:font-size-asian="10.5pt" style:font-weight-asian="normal" style:font-size-complex="12pt" style:font-weight-complex="normal"/>
    </style:style>
    <style:style style:name="P22" style:family="paragraph" style:parent-style-name="Standard">
      <loext:graphic-properties draw:fill="none"/>
      <style:paragraph-properties fo:margin-left="0.25in" fo:margin-right="0in" fo:text-align="justify" style:justify-single-word="false" fo:text-indent="0in" style:auto-text-indent="false" fo:background-color="transparent"/>
      <style:text-properties style:font-name="Times New Roman" fo:font-size="12pt" fo:font-weight="normal" officeooo:rsid="00014927" officeooo:paragraph-rsid="00014927"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0c11e5" officeooo:paragraph-rsid="000c11e5" style:font-size-asian="10.5pt" style:font-weight-asian="normal" style:font-size-complex="12pt" style:font-weight-complex="normal"/>
    </style:style>
    <style:style style:name="P2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1036aa" officeooo:paragraph-rsid="001036aa"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163f87" officeooo:paragraph-rsid="00163f87"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1a15ff" officeooo:paragraph-rsid="001a15ff"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1c59aa" officeooo:paragraph-rsid="001c59aa"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014927" officeooo:paragraph-rsid="00014927"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002df9" officeooo:paragraph-rsid="00002df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0f1a0" officeooo:paragraph-rsid="0020f1a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b23eb" officeooo:paragraph-rsid="002b23eb"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c4dce" officeooo:paragraph-rsid="002c4dc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style:rfc-language-tag="sr-Latn-RS" fo:language="sr" fo:script="Latn" fo:country="RS" fo:font-weight="normal" officeooo:rsid="002cb9ec" officeooo:paragraph-rsid="002cb9ec"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4pt" style:rfc-language-tag="sr-Latn-RS" fo:language="sr" fo:script="Latn" fo:country="RS" fo:font-weight="bold" officeooo:rsid="002cb9ec" officeooo:paragraph-rsid="00002df9"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Times New Roman" style:rfc-language-tag="sr-Latn-RS" fo:language="sr" fo:script="Latn" fo:country="RS" officeooo:rsid="002cb9ec" officeooo:paragraph-rsid="002cb9ec"/>
    </style:style>
    <style:style style:name="P37" style:family="paragraph" style:parent-style-name="Standard">
      <style:paragraph-properties fo:text-align="justify" style:justify-single-word="false"/>
      <style:text-properties style:font-name="Times New Roman" style:rfc-language-tag="sr-Latn-RS" fo:language="sr" fo:script="Latn" fo:country="RS" officeooo:rsid="002f6063" officeooo:paragraph-rsid="002f6063"/>
    </style:style>
    <style:style style:name="P3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1a15ff" officeooo:paragraph-rsid="001a15ff"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1a15ff" officeooo:paragraph-rsid="001a15ff"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fo:font-weight="normal" officeooo:rsid="001a15ff" officeooo:paragraph-rsid="001a15ff" style:font-size-asian="10.5pt" style:font-weight-asian="normal" style:font-size-complex="12pt" style:font-weight-complex="normal"/>
    </style:style>
    <style:style style:name="P4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0f1a0" officeooo:paragraph-rsid="0020f1a0" style:font-size-asian="10.5pt" style:font-weight-asian="normal" style:font-size-complex="12pt" style:font-weight-complex="normal"/>
    </style:style>
    <style:style style:name="P4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43" style:family="paragraph" style:parent-style-name="Standard">
      <loext:graphic-properties draw:fill="none"/>
      <style:paragraph-properties fo:margin-left="0.3752in" fo:margin-right="0in" fo:text-align="justify" style:justify-single-word="false" fo:text-indent="0in" style:auto-text-indent="false" fo:background-color="transparent"/>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3d566" officeooo:paragraph-rsid="0023d566"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b23eb" officeooo:paragraph-rsid="002b23eb" style:font-size-asian="10.5pt" style:font-weight-asian="normal" style:font-size-complex="12pt" style:font-weight-complex="normal"/>
    </style:style>
    <style:style style:name="P4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c4dce" officeooo:paragraph-rsid="002c4dce" style:font-size-asian="10.5pt" style:font-weight-asian="normal" style:font-size-complex="12pt" style:font-weight-complex="normal"/>
    </style:style>
    <style:style style:name="P4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fo:font-size="12pt" style:rfc-language-tag="sr-Latn-RS" fo:language="sr" fo:script="Latn" fo:country="RS" fo:font-weight="normal" officeooo:rsid="002cb9ec" officeooo:paragraph-rsid="002cb9ec" style:font-size-asian="10.5pt" style:font-weight-asian="normal" style:font-size-complex="12pt" style:font-weight-complex="normal"/>
    </style:style>
    <style:style style:name="P4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ext-properties style:font-name="Times New Roman" style:rfc-language-tag="sr-Latn-RS" fo:language="sr" fo:script="Latn" fo:country="RS" officeooo:rsid="002cb9ec" officeooo:paragraph-rsid="002cb9ec"/>
    </style:style>
    <style:style style:name="T1" style:family="text">
      <style:text-properties officeooo:rsid="0001bbe8"/>
    </style:style>
    <style:style style:name="T2" style:family="text">
      <style:text-properties officeooo:rsid="0002cdbf"/>
    </style:style>
    <style:style style:name="T3" style:family="text">
      <style:text-properties officeooo:rsid="000564bf"/>
    </style:style>
    <style:style style:name="T4" style:family="text">
      <style:text-properties officeooo:rsid="0005b874"/>
    </style:style>
    <style:style style:name="T5" style:family="text">
      <style:text-properties fo:font-weight="bold" style:font-weight-asian="bold" style:font-weight-complex="bold"/>
    </style:style>
    <style:style style:name="T6" style:family="text">
      <style:text-properties fo:font-weight="bold" officeooo:rsid="0005b874" style:font-weight-asian="bold" style:font-weight-complex="bold"/>
    </style:style>
    <style:style style:name="T7" style:family="text">
      <style:text-properties fo:font-weight="bold" officeooo:rsid="000564bf" style:font-weight-asian="bold" style:font-weight-complex="bold"/>
    </style:style>
    <style:style style:name="T8" style:family="text">
      <style:text-properties fo:font-weight="bold" officeooo:rsid="00077a98" style:font-weight-asian="bold" style:font-weight-complex="bold"/>
    </style:style>
    <style:style style:name="T9" style:family="text">
      <style:text-properties fo:font-weight="bold" officeooo:rsid="0008e8aa" style:font-weight-asian="bold" style:font-weight-complex="bold"/>
    </style:style>
    <style:style style:name="T10" style:family="text">
      <style:text-properties fo:font-weight="bold" officeooo:rsid="000b7dd6" style:font-weight-asian="bold" style:font-weight-complex="bold"/>
    </style:style>
    <style:style style:name="T11" style:family="text">
      <style:text-properties fo:font-weight="bold" officeooo:rsid="000e04ac" style:font-weight-asian="bold" style:font-weight-complex="bold"/>
    </style:style>
    <style:style style:name="T12" style:family="text">
      <style:text-properties fo:font-weight="bold" officeooo:rsid="0011672e" style:font-weight-asian="bold" style:font-weight-complex="bold"/>
    </style:style>
    <style:style style:name="T13" style:family="text">
      <style:text-properties fo:font-weight="bold" officeooo:rsid="0013ae0b" style:font-weight-asian="bold" style:font-weight-complex="bold"/>
    </style:style>
    <style:style style:name="T14" style:family="text">
      <style:text-properties fo:font-weight="bold" officeooo:rsid="00222efb" style:font-weight-asian="bold" style:font-weight-complex="bold"/>
    </style:style>
    <style:style style:name="T15" style:family="text">
      <style:text-properties fo:font-weight="bold" officeooo:rsid="00288618" style:font-weight-asian="bold" style:font-weight-complex="bold"/>
    </style:style>
    <style:style style:name="T16" style:family="text">
      <style:text-properties fo:font-weight="bold" officeooo:rsid="0025a3d1" style:font-weight-asian="bold" style:font-weight-complex="bold"/>
    </style:style>
    <style:style style:name="T17" style:family="text">
      <style:text-properties fo:font-weight="bold" officeooo:rsid="002f6063" style:font-weight-asian="bold" style:font-weight-complex="bold"/>
    </style:style>
    <style:style style:name="T18" style:family="text">
      <style:text-properties officeooo:rsid="0006c072"/>
    </style:style>
    <style:style style:name="T19" style:family="text">
      <style:text-properties officeooo:rsid="00077a98"/>
    </style:style>
    <style:style style:name="T20" style:family="text">
      <style:text-properties officeooo:rsid="0008e8aa"/>
    </style:style>
    <style:style style:name="T21" style:family="text">
      <style:text-properties officeooo:rsid="000ab28c"/>
    </style:style>
    <style:style style:name="T22" style:family="text">
      <style:text-properties officeooo:rsid="000b4737"/>
    </style:style>
    <style:style style:name="T23" style:family="text">
      <style:text-properties officeooo:rsid="000b7dd6"/>
    </style:style>
    <style:style style:name="T24" style:family="text">
      <style:text-properties officeooo:rsid="000c11e5"/>
    </style:style>
    <style:style style:name="T25" style:family="text">
      <style:text-properties officeooo:rsid="000cd772"/>
    </style:style>
    <style:style style:name="T26" style:family="text">
      <style:text-properties officeooo:rsid="000e04ac"/>
    </style:style>
    <style:style style:name="T27" style:family="text">
      <style:text-properties style:rfc-language-tag="sr-Latn-RS" fo:language="sr" fo:script="Latn" fo:country="RS"/>
    </style:style>
    <style:style style:name="T28" style:family="text">
      <style:text-properties style:rfc-language-tag="sr-Latn-RS" fo:language="sr" fo:script="Latn" fo:country="RS" officeooo:rsid="000fd64d"/>
    </style:style>
    <style:style style:name="T29" style:family="text">
      <style:text-properties style:rfc-language-tag="sr-Latn-RS" fo:language="sr" fo:script="Latn" fo:country="RS" officeooo:rsid="001ae476"/>
    </style:style>
    <style:style style:name="T30" style:family="text">
      <style:text-properties style:rfc-language-tag="sr-Latn-RS" fo:language="sr" fo:script="Latn" fo:country="RS" officeooo:rsid="001c59aa"/>
    </style:style>
    <style:style style:name="T31" style:family="text">
      <style:text-properties style:rfc-language-tag="sr-Latn-RS" fo:language="sr" fo:script="Latn" fo:country="RS" officeooo:rsid="001d0c5e"/>
    </style:style>
    <style:style style:name="T32" style:family="text">
      <style:text-properties style:rfc-language-tag="sr-Latn-RS" fo:language="sr" fo:script="Latn" fo:country="RS" officeooo:rsid="001ecdb3"/>
    </style:style>
    <style:style style:name="T33" style:family="text">
      <style:text-properties style:rfc-language-tag="sr-Latn-RS" fo:language="sr" fo:script="Latn" fo:country="RS" officeooo:rsid="001fefb3"/>
    </style:style>
    <style:style style:name="T34" style:family="text">
      <style:text-properties officeooo:rsid="001044b1"/>
    </style:style>
    <style:style style:name="T35" style:family="text">
      <style:text-properties fo:color="#ff3333"/>
    </style:style>
    <style:style style:name="T36" style:family="text">
      <style:text-properties fo:color="#ff3333" officeooo:rsid="001044b1"/>
    </style:style>
    <style:style style:name="T37" style:family="text">
      <style:text-properties fo:color="#ff3333" officeooo:rsid="0011672e"/>
    </style:style>
    <style:style style:name="T38" style:family="text">
      <style:text-properties fo:color="#ff3333" officeooo:rsid="001252a1"/>
    </style:style>
    <style:style style:name="T39" style:family="text">
      <style:text-properties fo:color="#ff3333" style:rfc-language-tag="sr-Latn-RS" fo:language="sr" fo:script="Latn" fo:country="RS" officeooo:rsid="001ae476"/>
    </style:style>
    <style:style style:name="T40" style:family="text">
      <style:text-properties officeooo:rsid="0011672e"/>
    </style:style>
    <style:style style:name="T41" style:family="text">
      <style:text-properties officeooo:rsid="001252a1"/>
    </style:style>
    <style:style style:name="T42" style:family="text">
      <style:text-properties fo:language="en" fo:country="US" officeooo:rsid="0013ae0b"/>
    </style:style>
    <style:style style:name="T43" style:family="text">
      <style:text-properties fo:language="en" fo:country="US" fo:font-weight="bold" officeooo:rsid="0013ae0b" style:font-weight-asian="bold" style:font-weight-complex="bold"/>
    </style:style>
    <style:style style:name="T44" style:family="text">
      <style:text-properties officeooo:rsid="0013ae0b"/>
    </style:style>
    <style:style style:name="T45" style:family="text">
      <style:text-properties officeooo:rsid="001798f1"/>
    </style:style>
    <style:style style:name="T46" style:family="text">
      <style:text-properties officeooo:rsid="0017fe21"/>
    </style:style>
    <style:style style:name="T47" style:family="text">
      <style:text-properties officeooo:rsid="00222efb"/>
    </style:style>
    <style:style style:name="T48" style:family="text">
      <style:text-properties officeooo:rsid="00252baa"/>
    </style:style>
    <style:style style:name="T49" style:family="text">
      <style:text-properties officeooo:rsid="0025a3d1"/>
    </style:style>
    <style:style style:name="T50" style:family="text">
      <style:text-properties officeooo:rsid="00288618"/>
    </style:style>
    <style:style style:name="T51" style:family="text">
      <style:text-properties officeooo:rsid="002c4dce"/>
    </style:style>
    <style:style style:name="T52" style:family="text">
      <style:text-properties officeooo:rsid="002cb9ec"/>
    </style:style>
    <style:style style:name="T53" style:family="text">
      <style:text-properties officeooo:rsid="002e1f33"/>
    </style:style>
    <style:style style:name="T54" style:family="text">
      <style:text-properties officeooo:rsid="002f6063"/>
    </style:style>
    <style:style style:name="T55" style:family="text">
      <style:text-properties officeooo:rsid="00311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I206 - TESTOVI posao</text:p>
      <text:p text:style-name="P5"/>
      <text:p text:style-name="P5"/>
      <text:p text:style-name="P5"/>
      <text:p text:style-name="P4">TEST <text:span text:style-name="T1">2</text:span></text:p>
      <text:p text:style-name="P6"/>
      <text:p text:style-name="P7">1. <text:span text:style-name="T3">Šta je softverski proces?</text:span></text:p>
      <text:p text:style-name="P7"/>
      <text:p text:style-name="P20">- <text:span text:style-name="T7">Softverski proces</text:span><text:span text:style-name="T3"> je skup povezanih aktivnosti koji vodi proizvodnji softvertskog proizvoda. Ove aktivnosti mogu dovesti do razvoja potpuno novog softvera ili do usavršavanja nekog postojećeg.</text:span></text:p>
      <text:p text:style-name="P7"/>
      <text:p text:style-name="P7"/>
      <text:p text:style-name="P7">2. <text:span text:style-name="T4">Kako možemo podleiti softverske procese?</text:span></text:p>
      <text:p text:style-name="P7"/>
      <text:p text:style-name="P20">- <text:span text:style-name="T4">Softverski procesi se mogu podeliti na dva tipa:</text:span></text:p>
      <text:p text:style-name="P9"><text:tab/>= Procese vođene planom</text:p>
      <text:p text:style-name="P9"><text:tab/>= Agilne procese</text:p>
      <text:p text:style-name="P7"/>
      <text:p text:style-name="P7"/>
      <text:p text:style-name="P7">3. <text:span text:style-name="T4">Kako možemo definisati procese vođene planom a kako agilne procese?</text:span></text:p>
      <text:p text:style-name="P7"/>
      <text:p text:style-name="P20">- <text:span text:style-name="T6">Procesi vođeni planom</text:span><text:span text:style-name="T4"> su procesi kod kojih su sve aktivnosti unapred planirane I anpredak u razvoju softvera se određuje stepenom ostvarivanja tog plana.</text:span></text:p>
      <text:p text:style-name="P22">- <text:span text:style-name="T6">Agilni procesi </text:span><text:span text:style-name="T4">su procesi kod kojih se planiranje radi postupno (inkrementalno) kako bi se procesi lakše prilagodili promenljivim zahtevima korisnika.</text:span></text:p>
      <text:p text:style-name="P7"/>
      <text:p text:style-name="P7"/>
      <text:p text:style-name="P7">4. <text:span text:style-name="T18">Koja tri opšta modela softverskih procesa se najčešće navode?</text:span></text:p>
      <text:p text:style-name="P7"/>
      <text:p text:style-name="P20">- <text:span text:style-name="T18">Najčešće se navode:</text:span></text:p>
      <text:p text:style-name="P10"><text:tab/>= Model vodopada,</text:p>
      <text:p text:style-name="P10"><text:tab/>= Inkrementalni (postepeni) razvoj,</text:p>
      <text:p text:style-name="P10"><text:tab/>= Softversko inženjerstvo zasnovano na višestrukoj upotrebljivosti.</text:p>
      <text:p text:style-name="P7"/>
      <text:p text:style-name="P7"/>
      <text:p text:style-name="P7">5. <text:span text:style-name="T19">Navesti prednosti i nedostatke razvoja softvera upotrebomkomponenata?</text:span></text:p>
      <text:p text:style-name="P7"/>
      <text:p text:style-name="P20">- <text:span text:style-name="T8">Prednosti</text:span><text:span text:style-name="T19"> su da ovaj model razvoja samnjuje količinu softvera koji treba da bude razvijen i smanjuje troškove i rizike, što vodi ka bržaoj isporuci softvera.</text:span></text:p>
      <text:p text:style-name="P22">- <text:span text:style-name="T8">Nedostatak</text:span><text:span text:style-name="T19"> što su potrebni kompromisi zahteva i ovo može voditi ka sistemu koji neće u potpunosti ispuniti stvarne potrebe korisnika, jer se upotrebljavaju unapred definisane komponente. Takođe, gubi se i kontrola nad evolucijeom softvera sa upotrebom nižih verzija komponenata.</text:span></text:p>
      <text:p text:style-name="P7"/>
      <text:p text:style-name="P7"/>
      <text:p text:style-name="P7"/>
      <text:p text:style-name="P7"/>
      <text:p text:style-name="P7"><text:soft-page-break/>6. <text:span text:style-name="T20">Navesti četiri glavne faze procesa inženjeringa zahteva?</text:span></text:p>
      <text:p text:style-name="P7"/>
      <text:p text:style-name="P20">- <text:span text:style-name="T9">Glavne</text:span><text:span text:style-name="T20"> </text:span><text:span text:style-name="T9">faze</text:span><text:span text:style-name="T20"> su:</text:span></text:p>
      <text:p text:style-name="P11"><text:tab/>= Studija izvodljivosti,</text:p>
      <text:p text:style-name="P11"><text:tab/>= Izvođenje i analiza zahteva,</text:p>
      <text:p text:style-name="P11"><text:tab/>= Specifikacija zahteva</text:p>
      <text:p text:style-name="P11"><text:tab/>= Validacija zahteva.</text:p>
      <text:p text:style-name="P7"/>
      <text:p text:style-name="P7"/>
      <text:p text:style-name="P7">7. <text:span text:style-name="T21">Zbog čega je inženjering zahteva jako bitna faza u procesu razvoja softvera?</text:span></text:p>
      <text:p text:style-name="P7"/>
      <text:p text:style-name="P20">- <text:span text:style-name="T21">Zato što greške u ovoj fazi neizbežno vode ka kasnijim problemima u proejktovanju i implementaciji sistema.</text:span></text:p>
      <text:p text:style-name="P7"/>
      <text:p text:style-name="P7"/>
      <text:p text:style-name="P7">8. <text:span text:style-name="T22">Kako razvijati softver u uslovima stalnih promena?</text:span></text:p>
      <text:p text:style-name="P7"/>
      <text:p text:style-name="P20">- <text:span text:style-name="T22">U uslovima stalnih promena, primanjuju se dva pristupa u razvoju:</text:span></text:p>
      <text:p text:style-name="P12"><text:tab/>= Izrada prototipa softvera, radi provere zahteva.</text:p>
      <text:p text:style-name="P12"><text:tab/>= Inkrementalni razvoj softvera.</text:p>
      <text:p text:style-name="P7"/>
      <text:p text:style-name="P7"/>
      <text:p text:style-name="P7">9. <text:span text:style-name="T23">Šta je inkrementalna isporuka softvera? Navesti jedan primer upotrebe inkrementalne isporuke softvera?</text:span></text:p>
      <text:p text:style-name="P7"/>
      <text:p text:style-name="P20">- <text:span text:style-name="T10">Inkrementalna isporuka </text:span><text:span text:style-name="T23">softvera je isporuka u kojoj se naručiocu softvera isporučuju inkrementi sistema radi komenatarisanja I eksperimentisanja. Primer je Android aplikacija (seti se Theme.io-a).</text:span></text:p>
      <text:p text:style-name="P7"/>
      <text:p text:style-name="P7"/>
      <text:p text:style-name="P7">10. <text:span text:style-name="T24">Objasnite zašto je inkrementalni razvoj najefikasniji pristup za razvoju poslovnih softverskih sistema?</text:span></text:p>
      <text:p text:style-name="P7"/>
      <text:p text:style-name="P20">- <text:span text:style-name="T24">Zato što omogućava izbegavanje prevremenih i čestih promena i daje toleranciju promena. A time se izbegava prerano opredeljivanje da se nešto u sistemu menja, dok se to ne proveri na inkrementu. Takođe, umesto da promene obuhvate ceo sistem, one se odnose samo na inkrement što je znatno jeftinije.</text:span></text:p>
      <text:p text:style-name="P7"/>
      <text:p text:style-name="P7"/>
      <text:p text:style-name="P13">11. <text:span text:style-name="T25">Navesti primer upotrebe spiralnog modela razvoja?</text:span></text:p>
      <text:p text:style-name="P13"/>
      <text:p text:style-name="P21">- <text:span text:style-name="T25">Primer razvoja sistema za centralizaciju dokumenata na teritoriji jedne države.</text:span></text:p>
      <text:p text:style-name="P13"/>
      <text:p text:style-name="P13"/>
      <text:p text:style-name="P13"/>
      <text:p text:style-name="P13"/>
      <text:p text:style-name="P13"/>
      <text:p text:style-name="P13"/>
      <text:p text:style-name="P13"><text:soft-page-break/>12. <text:span text:style-name="T26">Objasnite faze RUP-a?</text:span></text:p>
      <text:p text:style-name="P13"/>
      <text:p text:style-name="P23">- <text:span text:style-name="T26">Rup model se bavi analizom rizika i podržava razvoj koji primenjuje slučajeva korišćenja. </text:span><text:span text:style-name="T11">Faze</text:span><text:span text:style-name="T26"> su:</text:span></text:p>
      <text:p text:style-name="P14"><text:tab/>1) <text:span text:style-name="T5">Početak</text:span> – <text:span text:style-name="T28">cilj ovve faze je postavljanje poslovnog scenarija sistema t.j. određivanje šta <text:tab/>sistem treba da radi. Utvrđuju se spoljni akteri (ljudi <text:s/>i sistemi) koji su u interakciji sa sistemom.</text:span></text:p>
      <text:p text:style-name="P14"><text:tab/>2) <text:span text:style-name="T5">Razrađivanje</text:span> – <text:span text:style-name="T28">(elaboracija) cilj je razvoj razumevanja domena problema, postavljanje <text:tab/>arhitektonskog okvira sistema, razvoj plana projekta i utvrđivanje ključnih rizika projekta.</text:span></text:p>
      <text:p text:style-name="P14"><text:tab/>3) <text:span text:style-name="T5">Konstrukcija</text:span> – <text:span text:style-name="T28">obuhvata projektovanje sistema, programiranje i testiranje.</text:span></text:p>
      <text:p text:style-name="P14"><text:tab/>4) <text:span text:style-name="T5">Tranzicija</text:span> – <text:span text:style-name="T28">je konačna faza RUP-a koja se bavi prenosom sistema iz razvojnog okruženja u <text:tab/>korisničko okruženje i stavlja ga u rad u stvarnom okruženju.</text:span></text:p>
      <text:p text:style-name="P13"/>
      <text:p text:style-name="P16"/>
      <text:p text:style-name="P16">13. <text:span text:style-name="T34">Šta je inkrementalna isporuka softvera? </text:span><text:span text:style-name="T36">***</text:span></text:p>
      <text:p text:style-name="P16"/>
      <text:p text:style-name="P24">- <text:span text:style-name="T34">Pristup razvoju softvera koji omogućava da se kupcima isporučuju razvijeni delovi sistema, koje onda korisnik testira, ali ne pušta u operativnu upotrebu.</text:span></text:p>
      <text:p text:style-name="P16"/>
      <text:p text:style-name="P16"/>
      <text:p text:style-name="P16">14. <text:span text:style-name="T34">Kada inkrementalni pristup nije dobro rešenje? (Označite tri odgovora) </text:span><text:span text:style-name="T36">***</text:span></text:p>
      <text:p text:style-name="P16"/>
      <text:p text:style-name="P24">- <text:span text:style-name="T34">Nije dobro rešenje u slučaju:</text:span></text:p>
      <text:p text:style-name="P17"><text:tab/>= Razvoja kritičnih sistema,</text:p>
      <text:p text:style-name="P17"><text:tab/>= Razdvoja ugrađenih sistema koji zavise od hardvera,</text:p>
      <text:p text:style-name="P17"><text:tab/>= Kada se sistem razvija na više lokacija.</text:p>
      <text:p text:style-name="P16"/>
      <text:p text:style-name="P16"/>
      <text:p text:style-name="P16">15. <text:span text:style-name="T40">Koji su nedostaci inkrementalnog razvoja softvera? (3) </text:span><text:span text:style-name="T37">***</text:span></text:p>
      <text:p text:style-name="P16"/>
      <text:p text:style-name="P24">- <text:span text:style-name="T12">Nedostaci</text:span><text:span text:style-name="T40"> su:</text:span></text:p>
      <text:p text:style-name="P18"><text:tab/>= Teško je utvrditi osnovne funkcije koje će biti realizovane od strane svih inkremenata.</text:p>
      <text:p text:style-name="P18"><text:tab/>= Korisnici često nisu voljni da eksperimentišu sa nekompletnim novim sistemom.</text:p>
      <text:p text:style-name="P18"><text:tab/>= Sve do poslednjeg inkrementa ne postoji kompletna specifikacija sistema, što zahteva nove <text:tab/>forme ugovora koje često ne odgovaraju nekim organizacijama.</text:p>
      <text:p text:style-name="P16"/>
      <text:p text:style-name="P16"/>
      <text:p text:style-name="P16">16. <text:span text:style-name="T40">Šta je Beta testiranje? </text:span><text:span text:style-name="T37">***</text:span></text:p>
      <text:p text:style-name="P16"/>
      <text:p text:style-name="P24">- <text:span text:style-name="T12">Beta testiranje</text:span><text:span text:style-name="T40"> je testiranje koje se vrši kod grupe odabranih korisnika sistema, tj. u njihovom radnom okruženju.</text:span></text:p>
      <text:p text:style-name="P16"/>
      <text:p text:style-name="P8"/>
      <text:p text:style-name="P16">17. <text:span text:style-name="T41">Koja je razlika između faza i radnih tokova RUP-a? </text:span><text:span text:style-name="T38">***</text:span></text:p>
      <text:p text:style-name="P16"/>
      <text:p text:style-name="P24">- <text:span text:style-name="T43">Faze</text:span><text:span text:style-name="T42"> su </text:span><text:span text:style-name="T44">dinamičke i imaju svoje ciljeve. </text:span><text:span text:style-name="T13">Radni tokovi</text:span><text:span text:style-name="T44"> su statički i predstavljaju tehničke aktivnosti koje nisu pvezane sa pojedinačnom fazom, već se mogu upotrebiti za vreme celog razvoja radi ostvarivanja ciljeva svake faze.</text:span></text:p>
      <text:p text:style-name="P19"><text:soft-page-break/>18. Šta je Alfa testiranje? <text:span text:style-name="T35">***</text:span></text:p>
      <text:p text:style-name="P19"/>
      <text:p text:style-name="P25">- Testiranje koje vrši razvojni tim, sam ili sa naručiocem softvera.</text:p>
      <text:p text:style-name="P19"/>
      <text:p text:style-name="P19"/>
      <text:p text:style-name="P19">19. Šta od navedenog <text:span text:style-name="T45">NE</text:span> spada u četiri osnovne faze razvoja softvera po RUP-u? (Označite 2 odgovora) <text:span text:style-name="T35">***</text:span></text:p>
      <text:p text:style-name="P19"/>
      <text:p text:style-name="P25">- <text:span text:style-name="T46">Programiranje</text:span></text:p>
      <text:p text:style-name="P25">- <text:span text:style-name="T46">Integracija</text:span></text:p>
      <text:p text:style-name="P7"/>
      <text:p text:style-name="P7"/>
      <text:p text:style-name="P7"/>
      <text:p text:style-name="P15">20. Zašto je inkrementalni razvoj najefektivniji pristup u razvoju poslovnih softverskih sistema? <text:span text:style-name="T35">***</text:span></text:p>
      <text:p text:style-name="P15"/>
      <text:p text:style-name="P38">- <text:span text:style-name="T32">Kod poslovnih sistema se često traže promene u softveru tokom njegovog razvoja. U tom slučaju, inkrementalni razvoj je jeftiniji </text:span><text:span text:style-name="T33">i</text:span><text:span text:style-name="T32"> lakši za rad.</text:span></text:p>
      <text:p text:style-name="P7"/>
      <text:p text:style-name="P7"/>
      <text:p text:style-name="P7"/>
      <text:p text:style-name="P15">21. Kako se vrše testiranja u slučaju planskog razvoja softvera? <text:span text:style-name="T35">***</text:span></text:p>
      <text:p text:style-name="P15"/>
      <text:p text:style-name="P38">- <text:span text:style-name="T31">Testiranje se vrše u skladu sa planovima testiranja, koje priprema nezavistan tim na osnovu specifikacije i projekta sistema.</text:span></text:p>
      <text:p text:style-name="P7"/>
      <text:p text:style-name="P7"/>
      <text:p text:style-name="P7"/>
      <text:p text:style-name="P7"/>
      <text:p text:style-name="P15">22. <text:span text:style-name="T29">Koje su dve osnovne vrste softverskih procesa? </text:span><text:span text:style-name="T39">***</text:span></text:p>
      <text:p text:style-name="P15"><text:span text:style-name="T29"/></text:p>
      <text:p text:style-name="P38"><text:span text:style-name="T29">- </text:span><text:span text:style-name="T30">Softverski procesi se mogu podeliti na:</text:span></text:p>
      <text:p text:style-name="P27"><text:span text:style-name="T27"><text:tab/>= Procese vođene planom</text:span></text:p>
      <text:p text:style-name="P27"><text:span text:style-name="T27"><text:tab/>= Agilne proce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ST <text:span text:style-name="T2">3</text:span></text:p>
      <text:p text:style-name="P6"/>
      <text:p text:style-name="P30">1. Koja tehnika prikupljanja zahteva je po vašem mišljenju najefikasnija?</text:p>
      <text:p text:style-name="P30"/>
      <text:p text:style-name="P41">- <text:span text:style-name="T47">Najefikasnija je Tehnika </text:span><text:span text:style-name="T14">Intervijua</text:span><text:span text:style-name="T47">. Zato što se uz pomoć ove tehnike prikupi najveći broj zahteva i to direktno od aktera u sistemu. Dobijeni odgovori daju priliku za postavljanje dodatnih pitanja, čime se utvrđuju i pribavljaju nove informacije. Dobri su za razumevanje kako će se sistem ponašati u realnim scenarijima upotrebe i šta sve korisnici očekuju od njega.</text:span></text:p>
      <text:p text:style-name="P30"/>
      <text:p text:style-name="P30">2.</text:p>
      <text:p text:style-name="P30"/>
      <text:p text:style-name="P30"/>
      <text:p text:style-name="P30"/>
      <text:p text:style-name="P30"/>
      <text:p text:style-name="P6"/>
      <text:p text:style-name="P4">TEST <text:span text:style-name="T2">4</text:span></text:p>
      <text:p text:style-name="P6"/>
      <text:p text:style-name="P31">1. Koja arhitektura je po vašem mišljenju najzastupljenija u web sistemima?</text:p>
      <text:p text:style-name="P31"/>
      <text:p text:style-name="P42">- Servisno-orjentisana arhitektura.</text:p>
      <text:p text:style-name="P31"/>
      <text:p text:style-name="P31"/>
      <text:p text:style-name="P31">2.</text:p>
      <text:p text:style-name="P31"/>
      <text:p text:style-name="P31"/>
      <text:p text:style-name="P31"/>
      <text:p text:style-name="P4">TEST <text:span text:style-name="T2">5</text:span></text:p>
      <text:p text:style-name="P6"/>
      <text:p text:style-name="P31">1. <text:span text:style-name="T48">Koja je razlika između dijagrama komponenata i dijagrama klasa? Šta se može videti na dijagramu komponenti a nije prikazano kroz dijagam klasa sistema?</text:span></text:p>
      <text:p text:style-name="P31"/>
      <text:p text:style-name="P42">-<text:span text:style-name="T5"> </text:span><text:span text:style-name="T16">Dijagram komponenata</text:span><text:span text:style-name="T49">, predstavlja jedan fizički pogled na sistem. Njegova svrha je da pokaže zavisnost između softvera i drugih softverskih komponenata u sistemu.</text:span></text:p>
      <text:p text:style-name="P43">- <text:span text:style-name="T16">Dijagram klasa,</text:span><text:span text:style-name="T49"> prikazuje skup klasa, interfejsa i njihovih relacija, tj. opisuje strukturu sistema.</text:span></text:p>
      <text:p text:style-name="P43">- <text:span text:style-name="T15">Razlika</text:span><text:span text:style-name="T50"> je u tome što Dijagram klasa prikazuje logičku strukturu apstrakcija (tj. softv. kompon.) a Dijagram komponenata prikazuje fizičku organizaciju I zavisnosti između skupa kompnenata. Dijagram komponenti omogućava prikaz fizičke kompnente koja već postoji u računaru (za razliku od klasa koje su samo logičke apstrakcije).</text:span></text:p>
      <text:p text:style-name="P31"/>
      <text:p text:style-name="P31"/>
      <text:p text:style-name="P31">2.</text:p>
      <text:p text:style-name="P31"/>
      <text:p text:style-name="P31"/>
      <text:p text:style-name="P31"/>
      <text:p text:style-name="P31"/>
      <text:p text:style-name="P31"/>
      <text:p text:style-name="P4"><text:soft-page-break/>TEST <text:span text:style-name="T2">6</text:span></text:p>
      <text:p text:style-name="P6"/>
      <text:p text:style-name="P32">1. <text:span text:style-name="T51">Objasniti preslikavanje sekvencijalnog modela u dijagram klasa. Na osnovu kog UML modela je moguće generisati programski kod?</text:span></text:p>
      <text:p text:style-name="P32"/>
      <text:p text:style-name="P45">- <text:span text:style-name="T51">Nakon kreiranja sekvencijalnog dijagrama, identifikovani objekti postaju klase a poruke postaju metode u dijagramu klasa. Na osnovu klasnog dijagrama koji je prethodno nastao od sekvencijalnog dijagrama vrši se generisanje Java programskog koda (tj. Java klasa).</text:span></text:p>
      <text:p text:style-name="P32"/>
      <text:p text:style-name="P32"/>
      <text:p text:style-name="P32"/>
      <text:p text:style-name="P32">2.</text:p>
      <text:p text:style-name="P32"/>
      <text:p text:style-name="P32"/>
      <text:p text:style-name="P4">TEST <text:span text:style-name="T2">7</text:span> </text:p>
      <text:p text:style-name="P6"/>
      <text:p text:style-name="P33">1. <text:span text:style-name="T52">Da li testiranje jednice ubrzava ili usporava proces testiranja softvera? Šta možemo saznati iz dobijenih rezultata testiranja jedinice?</text:span></text:p>
      <text:p text:style-name="P33"/>
      <text:p text:style-name="P46">- <text:span text:style-name="T52">Iz dobijenih rezultata (jediničnih testova) možemo utvrditi da određene metode izračunavaju tačno ono što je korisnik tražio. Tako da sa većom pouzdanošću možemo reći da sistem radi ono što treba da radi. Testiranje jedinice usporava proces testiranja pa i ukupno razvoja softvera.</text:span></text:p>
      <text:p text:style-name="P33"/>
      <text:p text:style-name="P33"/>
      <text:p text:style-name="P33">2.</text:p>
      <text:p text:style-name="P33"/>
      <text:p text:style-name="P33"/>
      <text:p text:style-name="P33"/>
      <text:p text:style-name="P4">TEST <text:span text:style-name="T2">8</text:span></text:p>
      <text:p text:style-name="P6"/>
      <text:p text:style-name="P34"/>
      <text:p text:style-name="P34">1. Šta podrazumeva Evolucija softvera? Ko predlaže promene koje iniciraju evoluciju softvera?</text:p>
      <text:p text:style-name="P34"/>
      <text:p text:style-name="P47">- <text:span text:style-name="T5">Evolucija softvera </text:span>je stalna promena softvera posle njegovog inicijalnog razvoja i isporuke naručiocu ili tržištu. Kompanija koja je razvila softver najčešće predaje odgovornost za dalj<text:span text:style-name="T53">i</text:span> razvoj i modifikacije softvera kompaniji koja ga je naručila i koja mora da ima odgovarajući kadar za takav razvoj. Takođe, postoji mogućnost i da kompanija angažuje neku drugu organizaciju da podržava evolutivan razvoj njenog softvera.</text:p>
      <text:p text:style-name="P34"/>
      <text:p text:style-name="P34"/>
      <text:p text:style-name="P34">2.</text:p>
      <text:p text:style-name="P34"/>
      <text:p text:style-name="P34"/>
      <text:p text:style-name="P34"/>
      <text:p text:style-name="P34"/>
      <text:p text:style-name="P34"/>
      <text:p text:style-name="P4"><text:soft-page-break/>TEST <text:span text:style-name="T2">9</text:span></text:p>
      <text:p text:style-name="P35"/>
      <text:p text:style-name="P36"/>
      <text:p text:style-name="P36">1. <text:span text:style-name="T54">U kom slučaju je potrebno odabrati agilni razvoj pre nego planom vođen razvoj softvera? Navedi konkretan primer.</text:span></text:p>
      <text:p text:style-name="P36"/>
      <text:p text:style-name="P48">- <text:span text:style-name="T17">Agilne metode</text:span><text:span text:style-name="T54"> razvoja softvera se koriste:</text:span></text:p>
      <text:p text:style-name="P37"><text:tab/>= Kada je potrebno da primenimo inkrementalnu isporuku softvera kupcu <text:span text:style-name="T55">i</text:span> kada od kušca <text:tab/>očekujemo brz odgovor.</text:p>
      <text:p text:style-name="P37"><text:tab/>= Kada se sistem razvija sa malim timom koji ima članove koji mogu međusobno neformalno <text:tab/>da komuniciraju.</text:p>
      <text:p text:style-name="P37"><text:tab/>= Kada raspolažemo dobrim alatima za održavanje verzija projektnog rešenja softvera.</text:p>
      <text:p text:style-name="P37"><text:tab/>= Kada se u toku procesa razvoja softvera upotrebljava neformalno znanje, sa glavnim fokusom <text:tab/>na znanje programera.</text:p>
      <text:p text:style-name="P36"/>
      <text:p text:style-name="P36"/>
      <text:p text:style-name="P36">2.</text:p>
      <text:p text:style-name="P36"/>
      <text:p text:style-name="P36"/>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13:07:00.210000000</meta:creation-date>
    <dc:date>2018-05-29T11:40:19.542000000</dc:date>
    <meta:editing-duration>PT4H3M24S</meta:editing-duration>
    <meta:editing-cycles>51</meta:editing-cycles>
    <meta:generator>LibreOffice/5.0.3.2$Windows_X86_64 LibreOffice_project/e5f16313668ac592c1bfb310f4390624e3dbfb75</meta:generator>
    <meta:document-statistic meta:table-count="0" meta:image-count="0" meta:object-count="0" meta:page-count="7" meta:paragraph-count="107" meta:word-count="1336" meta:character-count="8980" meta:non-whitespace-character-count="7711"/>
  </office:meta>
</office:document-meta>
</file>